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roman" style:font-pitch="fixed"/>
    <style:font-face style:name="Aksent" svg:font-family="Aksen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353cm" fo:margin-left="0.191cm" table:align="left" style:writing-mode="lr-tb"/>
    </style:style>
    <style:style style:name="Table1.A" style:family="table-column">
      <style:table-column-properties style:column-width="7.251cm"/>
    </style:style>
    <style:style style:name="Table1.B" style:family="table-column">
      <style:table-column-properties style:column-width="6.451cm"/>
    </style:style>
    <style:style style:name="Table1.C" style:family="table-column">
      <style:table-column-properties style:column-width="2.556cm"/>
    </style:style>
    <style:style style:name="Table1.D" style:family="table-column">
      <style:table-column-properties style:column-width="1.095cm"/>
    </style:style>
    <style:style style:name="Table1.1" style:family="table-row">
      <style:table-row-properties style:row-height="0.61cm" style:keep-together="true" fo:keep-together="auto"/>
    </style:style>
    <style:style style:name="Table1.A1" style:family="table-cell">
      <style:table-cell-properties fo:padding="0cm" fo:border-left="none" fo:border-right="none" fo:border-top="0.002cm solid #000000" fo:border-bottom="none"/>
    </style:style>
    <style:style style:name="Table1.2" style:family="table-row">
      <style:table-row-properties style:row-height="0.584cm" style:keep-together="true" fo:keep-together="auto"/>
    </style:style>
    <style:style style:name="Table1.A2" style:family="table-cell">
      <style:table-cell-properties fo:padding="0cm" fo:border="none"/>
    </style:style>
    <style:style style:name="P1" style:family="paragraph" style:parent-style-name="Standard" style:list-style-name="">
      <style:paragraph-properties fo:line-height="0.353cm"/>
      <style:text-properties style:use-window-font-color="true" style:font-name="Arial" fo:font-size="11pt" style:font-name-asian="Courier New" style:font-size-asian="11pt" style:font-name-complex="Courier New" style:font-size-complex="11pt"/>
    </style:style>
    <style:style style:name="P2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3" style:family="paragraph" style:parent-style-name="Standard" style:list-style-name="">
      <style:paragraph-properties fo:margin-top="0.007cm" fo:margin-bottom="0cm" fo:line-height="0.3cm"/>
      <style:text-properties style:use-window-font-color="true" style:font-name="Arial" fo:font-size="11pt" style:font-name-asian="Courier New" style:font-size-asian="11pt" style:font-name-complex="Courier New" style:font-size-complex="11pt"/>
    </style:style>
    <style:style style:name="P4" style:family="paragraph" style:parent-style-name="Standard" style:list-style-name="">
      <style:paragraph-properties fo:margin-top="0.005cm" fo:margin-bottom="0cm" fo:line-height="0.353cm"/>
      <style:text-properties style:use-window-font-color="true" style:font-name="Arial" fo:font-size="11pt" style:font-name-asian="Courier New" style:font-size-asian="11pt" style:font-name-complex="Courier New" style:font-size-complex="11pt"/>
    </style:style>
    <style:style style:name="P5" style:family="paragraph" style:parent-style-name="Standard" style:list-style-name="">
      <style:paragraph-properties fo:margin-left="11.458cm" fo:margin-right="0cm" fo:line-height="0.453cm" fo:text-indent="0cm" style:auto-text-indent="false"/>
      <style:text-properties style:use-window-font-color="true" style:font-name="Arial" fo:font-size="11pt" style:font-size-asian="11pt" style:font-size-complex="11pt"/>
    </style:style>
    <style:style style:name="P6" style:family="paragraph" style:parent-style-name="Standard" style:list-style-name="">
      <style:paragraph-properties fo:margin-left="11.458cm" fo:margin-right="0cm" fo:line-height="0.409cm" fo:text-indent="0cm" style:auto-text-indent="false"/>
      <style:text-properties style:use-window-font-color="true" style:font-name="Arial" fo:font-size="11pt" style:font-size-asian="11pt" style:font-size-complex="11pt"/>
    </style:style>
    <style:style style:name="P7" style:family="paragraph" style:parent-style-name="Standard" style:list-style-name="">
      <style:paragraph-properties fo:margin-left="0cm" fo:margin-right="0.653cm" fo:line-height="0.4cm" fo:text-align="end" style:justify-single-word="false" fo:text-indent="0cm" style:auto-text-indent="false">
        <style:tab-stops>
          <style:tab-stop style:position="2.187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8" style:family="paragraph" style:parent-style-name="Standard" style:list-style-name="">
      <style:paragraph-properties fo:margin-top="0.011cm" fo:margin-bottom="0cm" fo:line-height="0.388cm"/>
      <style:text-properties style:use-window-font-color="true" style:font-name="Arial" fo:font-size="11pt" style:font-name-asian="Courier New" style:font-size-asian="11pt" style:font-name-complex="Courier New" style:font-size-complex="11pt"/>
    </style:style>
    <style:style style:name="P9" style:family="paragraph" style:parent-style-name="Standard" style:list-style-name="">
      <style:paragraph-properties fo:margin-top="0.011cm" fo:margin-bottom="0cm" fo:line-height="0.353cm"/>
      <style:text-properties style:use-window-font-color="true" style:font-name="Arial" fo:font-size="11pt" style:font-name-asian="Courier New" style:font-size-asian="11pt" style:font-name-complex="Courier New" style:font-size-complex="11pt"/>
    </style:style>
    <style:style style:name="P10" style:family="paragraph" style:parent-style-name="Standard" style:list-style-name="">
      <style:paragraph-properties fo:margin-left="0.261cm" fo:margin-right="0cm" fo:margin-top="0.065cm" fo:margin-bottom="0cm" fo:line-height="0.445cm" fo:text-indent="0cm" style:auto-text-indent="false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list-style-name="">
      <style:paragraph-properties fo:margin-left="0.261cm" fo:margin-right="0cm" fo:margin-top="0.065cm" fo:margin-bottom="0cm" fo:line-height="0.453cm" fo:text-indent="0cm" style:auto-text-indent="false"/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 style:list-style-name="">
      <style:paragraph-properties fo:margin-left="0.261cm" fo:margin-right="0cm" fo:line-height="0.45cm" fo:text-indent="0cm" style:auto-text-indent="false">
        <style:tab-stops>
          <style:tab-stop style:position="7.041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 style:list-style-name="">
      <style:paragraph-properties fo:margin-left="0.261cm" fo:margin-right="0cm" fo:line-height="0.453cm" fo:text-indent="0cm" style:auto-text-indent="false">
        <style:tab-stops>
          <style:tab-stop style:position="7.041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14" style:family="paragraph" style:parent-style-name="Standard" style:list-style-name="">
      <style:paragraph-properties fo:margin-left="0.261cm" fo:margin-right="0cm" fo:line-height="0.453cm" fo:text-indent="0cm" style:auto-text-indent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 style:list-style-name="">
      <style:paragraph-properties fo:margin-left="0.261cm" fo:margin-right="0cm" fo:line-height="0.409cm" fo:text-indent="0cm" style:auto-text-indent="false">
        <style:tab-stops>
          <style:tab-stop style:position="7.041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 style:list-style-name="">
      <style:paragraph-properties fo:margin-left="0.261cm" fo:margin-right="0cm" fo:line-height="0.4cm" fo:text-indent="0cm" style:auto-text-indent="false">
        <style:tab-stops>
          <style:tab-stop style:position="7.041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17" style:family="paragraph" style:parent-style-name="Standard" style:list-style-name="">
      <style:paragraph-properties fo:margin-left="0.261cm" fo:margin-right="0cm" fo:line-height="0.445cm" fo:text-indent="0cm" style:auto-text-indent="false">
        <style:tab-stops>
          <style:tab-stop style:position="3.866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18" style:family="paragraph" style:parent-style-name="Standard" style:list-style-name="">
      <style:paragraph-properties fo:margin-left="0.261cm" fo:margin-right="0cm" fo:line-height="0.445cm" fo:text-indent="0cm" style:auto-text-indent="false"/>
      <style:text-properties style:use-window-font-color="true" style:font-name="Arial" fo:font-size="11pt" style:font-size-asian="11pt" style:font-size-complex="11pt"/>
    </style:style>
    <style:style style:name="P19" style:family="paragraph" style:parent-style-name="Standard" style:list-style-name="">
      <style:paragraph-properties fo:margin-left="0.261cm" fo:margin-right="4.235cm" fo:margin-top="0.076cm" fo:margin-bottom="0cm" fo:line-height="0.409cm" fo:text-indent="0cm" style:auto-text-indent="false">
        <style:tab-stops>
          <style:tab-stop style:position="7.041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20" style:family="paragraph" style:parent-style-name="Standard" style:list-style-name="">
      <style:paragraph-properties fo:margin-left="7.32cm" fo:margin-right="0cm" fo:line-height="0.409cm" fo:text-indent="0cm" style:auto-text-indent="false"/>
      <style:text-properties style:use-window-font-color="true" style:font-name="Arial" fo:font-size="11pt" style:font-size-asian="11pt" style:font-size-complex="11pt"/>
    </style:style>
    <style:style style:name="P21" style:family="paragraph" style:parent-style-name="Standard" style:list-style-name="">
      <style:paragraph-properties fo:margin-top="0.016cm" fo:margin-bottom="0cm" fo:line-height="0.194cm"/>
      <style:text-properties style:use-window-font-color="true" style:font-name="Arial" fo:font-size="11pt" style:font-name-asian="Courier New" style:font-size-asian="11pt" style:font-name-complex="Courier New" style:font-size-complex="11pt"/>
    </style:style>
    <style:style style:name="P22" style:family="paragraph" style:parent-style-name="Standard" style:list-style-name="">
      <style:paragraph-properties fo:margin-top="0.016cm" fo:margin-bottom="0cm" fo:line-height="0.353cm"/>
      <style:text-properties style:use-window-font-color="true" style:font-name="Arial" fo:font-size="11pt" style:font-name-asian="Courier New" style:font-size-asian="11pt" style:font-name-complex="Courier New" style:font-size-complex="11pt"/>
    </style:style>
    <style:style style:name="P23" style:family="paragraph" style:parent-style-name="Standard" style:list-style-name="">
      <style:paragraph-properties fo:margin-top="0.016cm" fo:margin-bottom="0cm" fo:line-height="0.318cm"/>
      <style:text-properties style:use-window-font-color="true" style:font-name="Arial" fo:font-size="11pt" style:font-name-asian="Courier New" style:font-size-asian="11pt" style:font-name-complex="Courier New" style:font-size-complex="11pt"/>
    </style:style>
    <style:style style:name="P24" style:family="paragraph" style:parent-style-name="Standard" style:list-style-name="">
      <style:paragraph-properties fo:margin-left="0.071cm" fo:margin-right="0cm" fo:margin-top="0.164cm" fo:margin-bottom="0cm" fo:line-height="0.446cm" fo:text-indent="0cm" style:auto-text-indent="false"/>
      <style:text-properties style:use-window-font-color="true" style:text-position="4% 100%" style:font-name="Arial" fo:font-size="11pt" style:font-name-asian="Courier New" style:font-size-asian="11pt" style:font-name-complex="Courier New" style:font-size-complex="11pt"/>
    </style:style>
    <style:style style:name="P25" style:family="paragraph" style:parent-style-name="Standard" style:list-style-name="">
      <style:paragraph-properties fo:margin-left="0.071cm" fo:margin-right="0cm" fo:line-height="0.422cm" fo:text-indent="0cm" style:auto-text-indent="false"/>
      <style:text-properties style:use-window-font-color="true" style:text-position="8% 100%" style:font-name="Arial" fo:font-size="11pt" style:font-name-asian="Courier New" style:font-size-asian="11pt" style:font-name-complex="Courier New" style:font-size-complex="11pt"/>
    </style:style>
    <style:style style:name="P26" style:family="paragraph" style:parent-style-name="Standard" style:list-style-name="">
      <style:paragraph-properties fo:margin-left="2.491cm" fo:margin-right="2.577cm" fo:margin-top="0.164cm" fo:margin-bottom="0cm" fo:line-height="0.446cm" fo:text-align="center" style:justify-single-word="false" fo:text-indent="0cm" style:auto-text-indent="false"/>
      <style:text-properties style:use-window-font-color="true" style:text-position="4% 100%" style:font-name="Arial" fo:font-size="11pt" style:font-name-asian="Courier New" style:font-size-asian="11pt" style:font-name-complex="Courier New" style:font-size-complex="11pt"/>
    </style:style>
    <style:style style:name="P27" style:family="paragraph" style:parent-style-name="Standard" style:list-style-name="">
      <style:paragraph-properties fo:margin-left="1.461cm" fo:margin-right="0cm" fo:margin-top="0.164cm" fo:margin-bottom="0cm" fo:line-height="0.446cm" fo:text-indent="0cm" style:auto-text-indent="false"/>
      <style:text-properties style:use-window-font-color="true" style:text-position="4% 100%" style:font-name="Arial" fo:font-size="11pt" style:font-name-asian="Courier New" style:font-size-asian="11pt" style:font-name-complex="Courier New" style:font-size-complex="11pt"/>
    </style:style>
    <style:style style:name="P28" style:family="paragraph" style:parent-style-name="Standard" style:list-style-name="">
      <style:paragraph-properties fo:margin-left="1.461cm" fo:margin-right="0cm" fo:line-height="0.422cm" fo:text-indent="0cm" style:auto-text-indent="false"/>
      <style:text-properties style:use-window-font-color="true" style:text-position="8% 100%" style:font-name="Arial" fo:font-size="11pt" style:font-name-asian="Courier New" style:font-size-asian="11pt" style:font-name-complex="Courier New" style:font-size-complex="11pt"/>
    </style:style>
    <style:style style:name="P29" style:family="paragraph" style:parent-style-name="Standard" style:list-style-name="">
      <style:paragraph-properties fo:margin-left="0.122cm" fo:margin-right="0cm" fo:margin-top="0.164cm" fo:margin-bottom="0cm" fo:line-height="0.446cm" fo:text-indent="0cm" style:auto-text-indent="false"/>
      <style:text-properties style:use-window-font-color="true" style:text-position="4% 100%" style:font-name="Arial" fo:font-size="11pt" style:font-name-asian="Courier New" style:font-size-asian="11pt" style:font-name-complex="Courier New" style:font-size-complex="11pt"/>
    </style:style>
    <style:style style:name="P30" style:family="paragraph" style:parent-style-name="Standard" style:list-style-name="">
      <style:paragraph-properties fo:margin-left="2.556cm" fo:margin-right="0cm" fo:line-height="0.422cm" fo:text-indent="0cm" style:auto-text-indent="false"/>
      <style:text-properties style:use-window-font-color="true" style:text-position="8% 100%" style:font-name="Arial" fo:font-size="11pt" style:font-name-asian="Courier New" style:font-size-asian="11pt" style:font-name-complex="Courier New" style:font-size-complex="11pt"/>
    </style:style>
    <style:style style:name="P31" style:family="paragraph" style:parent-style-name="Standard" style:list-style-name="">
      <style:paragraph-properties fo:margin-top="0.004cm" fo:margin-bottom="0cm" fo:line-height="0.194cm"/>
      <style:text-properties style:use-window-font-color="true" style:font-name="Arial" fo:font-size="11pt" style:font-size-asian="11pt" style:font-size-complex="11pt"/>
    </style:style>
    <style:style style:name="P32" style:family="paragraph" style:parent-style-name="Standard" style:list-style-name="">
      <style:paragraph-properties fo:margin-left="0.991cm" fo:margin-right="11.781cm" fo:margin-top="0.076cm" fo:margin-bottom="0cm" fo:line-height="0.409cm" fo:text-indent="-0.73cm" style:auto-text-indent="false">
        <style:tab-stops/>
      </style:paragraph-properties>
      <style:text-properties style:use-window-font-color="true" style:font-name="Arial" fo:font-size="11pt" style:font-size-asian="11pt" style:font-size-complex="11pt"/>
    </style:style>
    <style:style style:name="P33" style:family="paragraph" style:parent-style-name="Standard" style:list-style-name="">
      <style:paragraph-properties fo:margin-left="0.991cm" fo:margin-right="1.314cm" fo:line-height="0.409cm" fo:text-indent="0cm" style:auto-text-indent="false"/>
      <style:text-properties style:use-window-font-color="true" style:font-name="Arial" fo:font-size="11pt" style:font-size-asian="11pt" style:font-size-complex="11pt"/>
    </style:style>
    <style:style style:name="P34" style:family="paragraph" style:parent-style-name="Standard" style:list-style-name="">
      <style:paragraph-properties fo:margin-top="0.021cm" fo:margin-bottom="0cm" fo:line-height="0.388cm"/>
      <style:text-properties style:use-window-font-color="true" style:font-name="Arial" fo:font-size="11pt" style:font-name-asian="Courier New" style:font-size-asian="11pt" style:font-name-complex="Courier New" style:font-size-complex="11pt"/>
    </style:style>
    <style:style style:name="P35" style:family="paragraph" style:parent-style-name="Standard" style:list-style-name="">
      <style:paragraph-properties fo:margin-left="0.991cm" fo:margin-right="14.459cm" fo:line-height="0.409cm" fo:text-indent="-0.73cm" style:auto-text-indent="false">
        <style:tab-stops/>
      </style:paragraph-properties>
      <style:text-properties style:use-window-font-color="true" style:font-name="Arial" fo:font-size="11pt" style:font-size-asian="11pt" style:font-size-complex="11pt"/>
    </style:style>
    <style:style style:name="P36" style:family="paragraph" style:parent-style-name="Standard" style:list-style-name="">
      <style:paragraph-properties fo:margin-left="0.991cm" fo:margin-right="0cm" fo:line-height="0.445cm" fo:text-indent="0cm" style:auto-text-indent="false"/>
      <style:text-properties style:use-window-font-color="true" style:font-name="Arial" fo:font-size="11pt" style:font-size-asian="11pt" style:font-size-complex="11pt"/>
    </style:style>
    <style:style style:name="P37" style:family="paragraph" style:parent-style-name="Standard" style:list-style-name="">
      <style:paragraph-properties fo:margin-left="0.991cm" fo:margin-right="0cm" fo:line-height="0.415cm" fo:text-indent="0cm" style:auto-text-indent="false"/>
      <style:text-properties style:use-window-font-color="true" style:font-name="Arial" fo:font-size="11pt" style:font-size-asian="11pt" style:font-size-complex="11pt"/>
    </style:style>
    <style:style style:name="P38" style:family="paragraph" style:parent-style-name="Standard" style:list-style-name="">
      <style:paragraph-properties fo:margin-left="0.991cm" fo:margin-right="0cm" fo:line-height="0.409cm" fo:text-indent="0cm" style:auto-text-indent="false"/>
      <style:text-properties style:use-window-font-color="true" style:font-name="Arial" fo:font-size="11pt" style:font-size-asian="11pt" style:font-size-complex="11pt"/>
    </style:style>
    <style:style style:name="P39" style:family="paragraph" style:parent-style-name="Standard" style:list-style-name="" style:master-page-name="Convert_20_1">
      <style:paragraph-properties fo:margin-left="0.191cm" fo:margin-right="0cm" fo:margin-top="0.136cm" fo:margin-bottom="0cm" fo:line-height="0.453cm" fo:text-indent="0cm" style:auto-text-indent="false" style:page-number="auto"/>
      <style:text-properties style:use-window-font-color="true" style:font-name="Arial" fo:font-size="11pt" style:font-size-asian="11pt" style:font-size-complex="11pt"/>
    </style:style>
    <style:style style:name="P40" style:family="paragraph" style:parent-style-name="Standard" style:list-style-name="">
      <style:paragraph-properties fo:margin-left="0.191cm" fo:margin-right="0cm" fo:margin-top="0.065cm" fo:margin-bottom="0cm" fo:line-height="0.453cm" fo:text-indent="0cm" style:auto-text-indent="false"/>
      <style:text-properties style:use-window-font-color="true" style:text-position="4% 100%" style:font-name="Arial" fo:font-size="11pt" style:font-name-asian="Courier New" style:font-size-asian="11pt" style:font-name-complex="Courier New" style:font-size-complex="11pt"/>
    </style:style>
    <style:style style:name="P41" style:family="paragraph" style:parent-style-name="Standard" style:list-style-name="">
      <style:paragraph-properties fo:margin-left="0.191cm" fo:margin-right="0cm" fo:margin-top="0.065cm" fo:margin-bottom="0cm" fo:line-height="0.445cm" fo:text-indent="0cm" style:auto-text-indent="false"/>
      <style:text-properties style:use-window-font-color="true" style:font-name="Arial" fo:font-size="11pt" style:font-size-asian="11pt" style:font-size-complex="11pt"/>
    </style:style>
    <style:style style:name="P42" style:family="paragraph" style:parent-style-name="Standard" style:list-style-name="">
      <style:paragraph-properties fo:margin-left="0.191cm" fo:margin-right="0cm" fo:margin-top="0.065cm" fo:margin-bottom="0cm" fo:line-height="0.453cm" fo:text-indent="0cm" style:auto-text-indent="false"/>
      <style:text-properties style:use-window-font-color="true" style:font-name="Arial" fo:font-size="11pt" style:font-size-asian="11pt" style:font-size-complex="11pt"/>
    </style:style>
    <style:style style:name="P43" style:family="paragraph" style:parent-style-name="Standard" style:list-style-name="">
      <style:paragraph-properties fo:margin-left="0.191cm" fo:margin-right="0cm" fo:margin-top="0.065cm" fo:margin-bottom="0cm" fo:line-height="0.453cm" fo:text-indent="0cm" style:auto-text-indent="false">
        <style:tab-stops>
          <style:tab-stop style:position="5.842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44" style:family="paragraph" style:parent-style-name="Standard" style:list-style-name="">
      <style:paragraph-properties fo:margin-left="0.191cm" fo:margin-right="0cm" fo:margin-top="0.065cm" fo:margin-bottom="0cm" fo:line-height="0.445cm" fo:text-indent="0cm" style:auto-text-indent="false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P45" style:family="paragraph" style:parent-style-name="Standard" style:list-style-name="">
      <style:paragraph-properties fo:margin-left="0.191cm" fo:margin-right="0cm" fo:line-height="0.453cm" fo:text-indent="0cm" style:auto-text-indent="false"/>
      <style:text-properties style:use-window-font-color="true" style:text-position="4% 100%" style:font-name="Arial" fo:font-size="11pt" style:font-name-asian="Courier New" style:font-size-asian="11pt" style:font-name-complex="Courier New" style:font-size-complex="11pt"/>
    </style:style>
    <style:style style:name="P46" style:family="paragraph" style:parent-style-name="Standard" style:list-style-name="">
      <style:paragraph-properties fo:margin-left="0.191cm" fo:margin-right="0cm" fo:line-height="0.453cm" fo:text-indent="0cm" style:auto-text-indent="false"/>
      <style:text-properties style:use-window-font-color="true" style:font-name="Arial" fo:font-size="11pt" style:font-size-asian="11pt" style:font-size-complex="11pt"/>
    </style:style>
    <style:style style:name="P47" style:family="paragraph" style:parent-style-name="Standard" style:list-style-name="">
      <style:paragraph-properties fo:margin-left="0.191cm" fo:margin-right="0cm" fo:line-height="0.453cm" fo:text-indent="0cm" style:auto-text-indent="false">
        <style:tab-stops>
          <style:tab-stop style:position="5.842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48" style:family="paragraph" style:parent-style-name="Standard" style:list-style-name="">
      <style:paragraph-properties fo:margin-left="0.191cm" fo:margin-right="0cm" fo:line-height="100%" fo:text-indent="0cm" style:auto-text-indent="false">
        <style:tab-stops>
          <style:tab-stop style:position="5.842cm"/>
          <style:tab-stop style:position="10.71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49" style:family="paragraph" style:parent-style-name="Standard" style:list-style-name="">
      <style:paragraph-properties fo:margin-left="0.191cm" fo:margin-right="0cm" fo:line-height="0.409cm" fo:text-indent="0cm" style:auto-text-indent="false">
        <style:tab-stops>
          <style:tab-stop style:position="5.842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50" style:family="paragraph" style:parent-style-name="Standard" style:list-style-name="">
      <style:paragraph-properties fo:margin-left="0.191cm" fo:margin-right="0cm" fo:line-height="0.415cm" fo:text-indent="0cm" style:auto-text-indent="false">
        <style:tab-stops>
          <style:tab-stop style:position="5.842cm"/>
        </style:tab-stops>
      </style:paragraph-properties>
      <style:text-properties style:use-window-font-color="true" style:font-name="Arial" fo:font-size="11pt" style:font-size-asian="11pt" style:font-size-complex="11pt"/>
    </style:style>
    <style:style style:name="P51" style:family="paragraph" style:parent-style-name="Standard" style:list-style-name="">
      <style:paragraph-properties fo:margin-left="0.191cm" fo:margin-right="0cm" fo:line-height="0.445cm" fo:text-indent="0cm" style:auto-text-indent="false"/>
      <style:text-properties style:use-window-font-color="true" style:font-name="Arial" fo:font-size="11pt" style:font-size-asian="11pt" style:font-size-complex="11pt"/>
    </style:style>
    <style:style style:name="P52" style:family="paragraph" style:parent-style-name="Standard" style:list-style-name="" style:master-page-name="Convert_20_3">
      <style:paragraph-properties fo:margin-left="0.191cm" fo:margin-right="0cm" fo:margin-top="0.15cm" fo:margin-bottom="0cm" fo:line-height="0.445cm" fo:text-indent="0cm" style:auto-text-indent="false" style:page-number="auto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P53" style:family="paragraph" style:parent-style-name="Standard" style:list-style-name="">
      <style:paragraph-properties fo:margin-left="0.921cm" fo:margin-right="0cm" fo:line-height="0.415cm" fo:text-indent="0cm" style:auto-text-indent="false"/>
      <style:text-properties style:use-window-font-color="true" style:text-position="8% 100%" style:font-name="Arial" fo:font-size="11pt" style:font-name-asian="Courier New" style:font-size-asian="11pt" style:font-name-complex="Courier New" style:font-size-complex="11pt"/>
    </style:style>
    <style:style style:name="P54" style:family="paragraph" style:parent-style-name="Standard" style:list-style-name="">
      <style:paragraph-properties fo:margin-left="0.921cm" fo:margin-right="0cm" fo:line-height="0.4cm" fo:text-indent="0cm" style:auto-text-indent="false"/>
      <style:text-properties style:use-window-font-color="true" style:text-position="8% 100%" style:font-name="Arial" fo:font-size="11pt" style:font-name-asian="Courier New" style:font-size-asian="11pt" style:font-name-complex="Courier New" style:font-size-complex="11pt"/>
    </style:style>
    <style:style style:name="P55" style:family="paragraph" style:parent-style-name="Standard" style:list-style-name="">
      <style:paragraph-properties fo:margin-left="0.921cm" fo:margin-right="0cm" fo:line-height="0.409cm" fo:text-indent="0cm" style:auto-text-indent="false"/>
      <style:text-properties style:use-window-font-color="true" style:font-name="Arial" fo:font-size="11pt" style:font-size-asian="11pt" style:font-size-complex="11pt"/>
    </style:style>
    <style:style style:name="P56" style:family="paragraph" style:parent-style-name="Standard" style:list-style-name="">
      <style:paragraph-properties fo:margin-left="0.921cm" fo:margin-right="0cm" fo:line-height="0.4cm" fo:text-indent="0cm" style:auto-text-indent="false"/>
      <style:text-properties style:use-window-font-color="true" style:font-name="Arial" fo:font-size="11pt" style:font-size-asian="11pt" style:font-size-complex="11pt"/>
    </style:style>
    <style:style style:name="P57" style:family="paragraph" style:parent-style-name="Standard" style:list-style-name="">
      <style:paragraph-properties fo:margin-left="0.921cm" fo:margin-right="0cm" fo:line-height="0.415cm" fo:text-indent="0cm" style:auto-text-indent="false"/>
      <style:text-properties style:use-window-font-color="true" style:font-name="Arial" fo:font-size="11pt" style:font-size-asian="11pt" style:font-size-complex="11pt"/>
    </style:style>
    <style:style style:name="P58" style:family="paragraph" style:parent-style-name="Standard" style:list-style-name="">
      <style:paragraph-properties fo:margin-left="0.921cm" fo:margin-right="0cm" fo:line-height="0.445cm" fo:text-indent="0cm" style:auto-text-indent="false"/>
      <style:text-properties style:use-window-font-color="true" style:font-name="Arial" fo:font-size="11pt" style:font-size-asian="11pt" style:font-size-complex="11pt"/>
    </style:style>
    <style:style style:name="P59" style:family="paragraph" style:parent-style-name="Standard" style:list-style-name="">
      <style:paragraph-properties fo:margin-left="0.921cm" fo:margin-right="0cm" fo:line-height="0.415cm" fo:text-indent="0cm" style:auto-text-indent="false"/>
      <style:text-properties style:font-name="Arial" fo:font-size="11pt" style:font-size-asian="11pt" style:font-size-complex="11pt"/>
    </style:style>
    <style:style style:name="P60" style:family="paragraph" style:parent-style-name="Standard" style:list-style-name="">
      <style:paragraph-properties fo:margin-left="0.921cm" fo:margin-right="14.455cm" fo:margin-top="0.076cm" fo:margin-bottom="0cm" fo:line-height="0.409cm" fo:text-indent="-0.73cm" style:auto-text-indent="false">
        <style:tab-stops/>
      </style:paragraph-properties>
      <style:text-properties style:use-window-font-color="true" style:font-name="Arial" fo:font-size="11pt" style:font-size-asian="11pt" style:font-size-complex="11pt"/>
    </style:style>
    <style:style style:name="P61" style:family="paragraph" style:parent-style-name="Standard" style:list-style-name="">
      <style:paragraph-properties fo:margin-left="0.921cm" fo:margin-right="12.995cm" fo:line-height="0.409cm" fo:text-indent="-0.73cm" style:auto-text-indent="false">
        <style:tab-stops/>
      </style:paragraph-properties>
      <style:text-properties style:use-window-font-color="true" style:font-name="Arial" fo:font-size="11pt" style:font-size-asian="11pt" style:font-size-complex="11pt"/>
    </style:style>
    <style:style style:name="P62" style:family="paragraph" style:parent-style-name="Standard" style:list-style-name="">
      <style:paragraph-properties fo:margin-left="0.921cm" fo:margin-right="14.212cm" fo:line-height="0.409cm" fo:text-indent="-0.73cm" style:auto-text-indent="false">
        <style:tab-stops/>
      </style:paragraph-properties>
      <style:text-properties style:use-window-font-color="true" style:font-name="Arial" fo:font-size="11pt" style:font-size-asian="11pt" style:font-size-complex="11pt"/>
    </style:style>
    <style:style style:name="P63" style:family="paragraph" style:parent-style-name="Standard" style:list-style-name="">
      <style:paragraph-properties fo:margin-left="0.921cm" fo:margin-right="5.205cm" fo:margin-top="0.076cm" fo:margin-bottom="0cm" fo:line-height="0.409cm" fo:text-indent="-0.73cm" style:auto-text-indent="false">
        <style:tab-stops/>
      </style:paragraph-properties>
      <style:text-properties style:use-window-font-color="true" style:font-name="Arial" fo:font-size="11pt" style:font-size-asian="11pt" style:font-size-complex="11pt"/>
    </style:style>
    <style:style style:name="P64" style:family="paragraph" style:parent-style-name="Standard" style:list-style-name="" style:master-page-name="Convert_20_2">
      <style:paragraph-properties fo:margin-left="0.921cm" fo:margin-right="0.337cm" fo:margin-top="0.161cm" fo:margin-bottom="0cm" fo:line-height="0.409cm" fo:text-indent="0cm" style:auto-text-indent="false" style:page-number="auto"/>
      <style:text-properties style:use-window-font-color="true" style:font-name="Arial" fo:font-size="11pt" style:font-size-asian="11pt" style:font-size-complex="11pt"/>
    </style:style>
    <style:style style:name="P65" style:family="paragraph" style:parent-style-name="Standard" style:list-style-name="">
      <style:paragraph-properties fo:margin-left="0.921cm" fo:margin-right="5.935cm" fo:line-height="0.409cm" fo:text-indent="0cm" style:auto-text-indent="false"/>
      <style:text-properties style:use-window-font-color="true" style:font-name="Arial" fo:font-size="11pt" style:font-size-asian="11pt" style:font-size-complex="11pt"/>
    </style:style>
    <style:style style:name="P66" style:family="paragraph" style:parent-style-name="Standard" style:list-style-name="">
      <style:paragraph-properties fo:margin-left="5.967cm" fo:margin-right="8.373cm" fo:line-height="0.409cm" fo:text-align="center" style:justify-single-word="false" fo:text-indent="0cm" style:auto-text-indent="false"/>
      <style:text-properties style:use-window-font-color="true" style:font-name="Arial" fo:font-size="11pt" style:font-size-asian="11pt" style:font-size-complex="11pt"/>
    </style:style>
    <style:style style:name="P67" style:family="paragraph" style:parent-style-name="Standard" style:list-style-name="">
      <style:paragraph-properties fo:margin-left="5.967cm" fo:margin-right="6.669cm" fo:line-height="0.415cm" fo:text-align="center" style:justify-single-word="false" fo:text-indent="0cm" style:auto-text-indent="false"/>
      <style:text-properties style:use-window-font-color="true" style:font-name="Arial" fo:font-size="11pt" style:font-size-asian="11pt" style:font-size-complex="11pt"/>
    </style:style>
    <style:style style:name="P68" style:family="paragraph" style:parent-style-name="Standard" style:list-style-name="">
      <style:paragraph-properties fo:margin-left="0.921cm" fo:margin-right="1.067cm" fo:margin-top="0.076cm" fo:margin-bottom="0cm" fo:line-height="0.409cm" fo:text-indent="-0.73cm" style:auto-text-indent="false">
        <style:tab-stops/>
      </style:paragraph-properties>
      <style:text-properties style:use-window-font-color="true" style:font-name="Arial" fo:font-size="11pt" style:font-size-asian="11pt" style:font-size-complex="11pt"/>
    </style:style>
    <style:style style:name="P69" style:family="paragraph" style:parent-style-name="Standard" style:list-style-name="">
      <style:paragraph-properties fo:margin-left="0.921cm" fo:margin-right="10.317cm" fo:margin-top="0.076cm" fo:margin-bottom="0cm" fo:line-height="0.409cm" fo:text-indent="-0.73cm" style:auto-text-indent="false">
        <style:tab-stops/>
      </style:paragraph-properties>
      <style:text-properties style:use-window-font-color="true" style:font-name="Arial" fo:font-size="11pt" style:font-size-asian="11pt" style:font-size-complex="11pt"/>
    </style:style>
    <style:style style:name="P70" style:family="paragraph" style:parent-style-name="Standard" style:list-style-name="">
      <style:paragraph-properties fo:margin-left="0.921cm" fo:margin-right="6.179cm" fo:line-height="0.409cm" fo:text-indent="0cm" style:auto-text-indent="false"/>
      <style:text-properties style:use-window-font-color="true" style:font-name="Arial" fo:font-size="11pt" style:font-size-asian="11pt" style:font-size-complex="11pt"/>
    </style:style>
    <style:style style:name="P71" style:family="paragraph" style:parent-style-name="Standard" style:list-style-name="">
      <style:paragraph-properties fo:margin-left="0.921cm" fo:margin-right="1.797cm" fo:line-height="0.409cm" fo:text-indent="0cm" style:auto-text-indent="false"/>
      <style:text-properties style:use-window-font-color="true" style:font-name="Arial" fo:font-size="11pt" style:font-size-asian="11pt" style:font-size-complex="11pt"/>
    </style:style>
    <style:style style:name="P72" style:family="paragraph" style:parent-style-name="Standard" style:list-style-name="" style:master-page-name="Convert_20_4">
      <style:paragraph-properties fo:margin-left="0.921cm" fo:margin-right="8.37cm" fo:margin-top="0.146cm" fo:margin-bottom="0cm" fo:line-height="0.409cm" fo:text-indent="-0.73cm" style:auto-text-indent="false" style:page-number="auto">
        <style:tab-stops/>
      </style:paragraph-properties>
      <style:text-properties style:use-window-font-color="true" style:font-name="Arial" fo:font-size="11pt" style:font-size-asian="11pt" style:font-size-complex="11pt"/>
    </style:style>
    <style:style style:name="P73" style:family="paragraph" style:parent-style-name="Standard" style:list-style-name="" style:master-page-name="Standard">
      <style:paragraph-properties fo:margin-left="0cm" fo:margin-right="0cm" fo:margin-top="0.065cm" fo:margin-bottom="0cm" fo:line-height="100%" fo:text-align="center" style:justify-single-word="false" fo:text-indent="0cm" style:auto-text-indent="false" style:page-number="auto">
        <style:tab-stops/>
      </style:paragraph-properties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urier New" fo:font-size="11.5pt" style:font-name-asian="Courier New" style:font-size-asian="11.5pt" style:font-name-complex="Courier New" style:font-size-complex="11.5pt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text-position="4% 100%" style:font-name="Courier New" fo:font-size="11.5pt" style:font-name-asian="Courier New" style:font-size-asian="11.5pt" style:font-name-complex="Courier New" style:font-size-complex="11.5pt"/>
    </style:style>
    <style:style style:name="T4" style:family="text">
      <style:text-properties style:text-position="4% 100%" fo:font-size="11.5pt" style:font-name-asian="Courier New" style:font-size-asian="11.5pt" style:font-name-complex="Courier New" style:font-size-complex="11.5pt"/>
    </style:style>
    <style:style style:name="T5" style:family="text">
      <style:text-properties style:text-position="4% 100%" style:font-name-asian="Courier New" style:font-name-complex="Courier New"/>
    </style:style>
    <style:style style:name="T6" style:family="text">
      <style:text-properties style:text-position="8% 100%" style:font-name="Courier New" fo:font-size="11.5pt" style:font-name-asian="Courier New" style:font-size-asian="11.5pt" style:font-name-complex="Courier New" style:font-size-complex="11.5pt"/>
    </style:style>
    <style:style style:name="T7" style:family="text">
      <style:text-properties style:text-position="8% 100%" fo:font-size="11.5pt" style:font-name-asian="Courier New" style:font-size-asian="11.5pt" style:font-name-complex="Courier New" style:font-size-complex="11.5pt"/>
    </style:style>
    <style:style style:name="T8" style:family="text">
      <style:text-properties style:text-position="8% 100%" style:font-name-asian="Courier New" style:font-name-complex="Courier New"/>
    </style:style>
    <style:style style:name="T9" style:family="text">
      <style:text-properties style:use-window-font-color="true" style:text-position="8% 100%" style:font-name="Courier New" fo:font-size="11.5pt" style:font-name-asian="Courier New" style:font-size-asian="11.5pt" style:font-name-complex="Courier New" style:font-size-complex="11.5pt"/>
    </style:style>
    <style:style style:name="T10" style:family="text">
      <style:text-properties style:use-window-font-color="true" style:text-position="8% 100%" fo:font-size="11.5pt" style:font-name-asian="Courier New" style:font-size-asian="11.5pt" style:font-name-complex="Courier New" style:font-size-complex="11.5pt"/>
    </style:style>
    <style:style style:name="T11" style:family="text">
      <style:text-properties style:use-window-font-color="true" style:text-position="8% 100%" style:font-name-asian="Courier New" style:font-name-complex="Courier New"/>
    </style:style>
    <style:style style:name="T12" style:family="text">
      <style:text-properties style:font-name-asian="Courier New" style:font-name-complex="Courier New"/>
    </style:style>
    <style:style style:name="T13" style:family="text">
      <style:text-properties fo:font-size="11.5pt" style:font-name-asian="Courier New" style:font-size-asian="11.5pt" style:font-name-complex="Courier New" style:font-size-complex="11.5pt"/>
    </style:style>
    <style:style style:name="T14" style:family="text">
      <style:text-properties fo:font-weight="bold" style:font-name-asian="Courier New" style:font-weight-asian="bold" style:font-name-complex="Courier New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12">MATERIAL SAFETY DATA SHEET</text:span></text:p>
      <text:p text:style-name="P4"/>
      <text:p text:style-name="P5"><text:span text:style-name="T5">Date Printed: 27/09/2012</text:span></text:p>
      <text:p text:style-name="P6"><text:span text:style-name="T8">Date Updated: 27/09/2012</text:span></text:p>
      <text:p text:style-name="P7"><text:span text:style-name="T8">Version<text:tab/>2.0</text:span></text:p>
      <text:p text:style-name="P1"/>
      <text:p text:style-name="P9"/>
      <text:p text:style-name="P10"><text:span text:style-name="T5">Section 1 - Product and Company Information</text:span></text:p>
      <text:p text:style-name="P3"/>
      <text:p text:style-name="P19"><text:span text:style-name="T12">Product Name<text:tab/></text:span><text:span text:style-name="T14">AMMONIUM PERRHENATE (VII)</text:span></text:p>
      <text:p text:style-name="P19"><text:span text:style-name="T12">Other names:<text:tab/>Rhenium </text:span></text:p>
      <text:p text:style-name="P12"><text:span text:style-name="T8">Brand<text:tab/></text:span><text:span text:style-name="T8">Basic grade</text:span></text:p>
      <text:p text:style-name="P4"/>
      <text:p text:style-name="P13"><text:span text:style-name="T5">Company<text:tab/>SEKOM Handelsges.m.b.H.&amp;Co.KG</text:span></text:p>
      <text:p text:style-name="P15"><text:span text:style-name="T8">Address<text:tab/>Office Park 1, Top B02</text:span></text:p>
      <text:p text:style-name="P20"><text:span text:style-name="T8">A-1300 Vienna-Airport, Austria</text:span></text:p>
      <text:p text:style-name="P15"><text:span text:style-name="T8">Technical Phone:<text:tab/>+43-1-22787127</text:span></text:p>
      <text:p text:style-name="P15"><text:span text:style-name="T8">Fax:<text:tab/>+43-125-303330077</text:span></text:p>
      <text:p text:style-name="P16"><text:span text:style-name="T8">Emergency Phone:<text:tab/>n/a</text:span></text:p>
      <text:p text:style-name="P3"/>
      <text:p text:style-name="P10"><text:span text:style-name="T5">Section 2 - Composition/Information on Ingredient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Substance Name</text:p>
          </table:table-cell>
          <table:table-cell table:style-name="Table1.A1" office:value-type="string">
            <text:p text:style-name="P26">CAS #</text:p>
          </table:table-cell>
          <table:table-cell table:style-name="Table1.A1" office:value-type="string">
            <text:p text:style-name="P27">SARA</text:p>
          </table:table-cell>
          <table:table-cell table:style-name="Table1.A1" office:value-type="string">
            <text:p text:style-name="P29">313</text:p>
          </table:table-cell>
        </table:table-row>
        <table:table-row table:style-name="Table1.2">
          <table:table-cell table:style-name="Table1.A2" office:value-type="string">
            <text:p text:style-name="P25">AMMONIUM PERRHENATE</text:p>
          </table:table-cell>
          <table:table-cell table:style-name="Table1.A2" office:value-type="string">
            <text:p text:style-name="P30">13598-65-7</text:p>
          </table:table-cell>
          <table:table-cell table:style-name="Table1.A2" office:value-type="string">
            <text:p text:style-name="P28">No</text:p>
          </table:table-cell>
          <table:table-cell table:style-name="Table1.A2" office:value-type="string">
            <text:p text:style-name="P2"/>
          </table:table-cell>
        </table:table-row>
      </table:table>
      <text:p text:style-name="P31"/>
      <text:p text:style-name="P17"><text:span text:style-name="T5">EINECS Number: <text:tab/>237-075-6</text:span></text:p>
      <text:p text:style-name="P17"><text:span text:style-name="T5">Formula<text:tab/>NH4ReO4</text:span></text:p>
      <text:p text:style-name="P3"/>
      <text:p text:style-name="P10"><text:span text:style-name="T5">Section 3 - Hazards Identification</text:span></text:p>
      <text:p text:style-name="P3"/>
      <text:p text:style-name="P32"><text:span text:style-name="T12">EMERGENCY OVERVIEW Oxidizing. Irritant.</text:span></text:p>
      <text:p text:style-name="P33"><text:span text:style-name="T12">Contact with combustible material may cause fire. Irritating to eyes, respiratory system and skin.</text:span></text:p>
      <text:p text:style-name="P34"/>
      <text:p text:style-name="P35"><text:span text:style-name="T12">HMIS RATING HEALTH: 2</text:span></text:p>
      <text:p text:style-name="P36"><text:span text:style-name="T8">FLAMMABILITY: 0</text:span></text:p>
      <text:p text:style-name="P37"><text:span text:style-name="T8">REACTIVITY: 3</text:span></text:p>
      <text:p text:style-name="P22"/>
      <text:p text:style-name="P35"><text:span text:style-name="T12">NFPA RATING HEALTH: 2</text:span></text:p>
      <text:p text:style-name="P36"><text:span text:style-name="T8">FLAMMABILITY: 0</text:span></text:p>
      <text:p text:style-name="P37"><text:span text:style-name="T8">REACTIVITY: 3</text:span></text:p>
      <text:p text:style-name="P4"/>
      <text:p text:style-name="P18"><text:span text:style-name="T5">For additional information on toxicity, please refer to Section 11.</text:span></text:p>
      <text:p text:style-name="P3"/>
      <text:p text:style-name="P10"><text:span text:style-name="T5">Section 4 - First Aid Measures</text:span></text:p>
      <text:p text:style-name="P3"/>
      <text:p text:style-name="P11"><text:span text:style-name="T5">ORAL EXPOSURE</text:span></text:p>
      <text:p text:style-name="P38"><text:span text:style-name="T8">If swallowed, wash out mouth with water provided person is</text:span></text:p>
      <text:p text:style-name="P37"><text:span text:style-name="T8">conscious. Call a physician.</text:span></text:p>
      <text:p text:style-name="P4"/>
      <text:p text:style-name="P14"><text:span text:style-name="T5">INHALATION EXPOSURE</text:span></text:p>
      <text:p text:style-name="P38"><text:span text:style-name="T8">If inhaled, remove to fresh air. If breathing becomes difficult,</text:span></text:p>
      <text:p text:style-name="P37"><text:span text:style-name="T8">call a physician.</text:span></text:p>
      <text:p text:style-name="P4"/>
      <text:p text:style-name="P14"><text:span text:style-name="T5">DERMAL EXPOSURE</text:span></text:p>
      <text:p text:style-name="P38"><text:span text:style-name="T8">In case of skin contact, flush with copious amounts of water for</text:span></text:p>
      <text:p text:style-name="P38"><text:span text:style-name="T8">at least 15 minutes. Remove contaminated clothing and shoes.</text:span></text:p>
      <text:p text:style-name="P37"><text:span text:style-name="T8">Call a physician.</text:span></text:p>
      <text:p text:style-name="P39"><text:span text:style-name="T5">EYE EXPOSURE</text:span></text:p>
      <text:p text:style-name="P55"><text:span text:style-name="T8">In case of contact with eyes, flush with copious amounts of</text:span></text:p>
      <text:p text:style-name="P55"><text:span text:style-name="T8">water for at least 15 minutes. Assure adequate flushing by</text:span></text:p>
      <text:p text:style-name="P56"><text:span text:style-name="T8">separating the eyelids with fingers. Call a physician.</text:span></text:p>
      <text:p text:style-name="P3"/>
      <text:p text:style-name="P44"><text:span text:style-name="T5">Section 5 - Fire Fighting Measures</text:span></text:p>
      <text:p text:style-name="P3"/>
      <text:p text:style-name="P60"><text:span text:style-name="T12">FLASH POINT N/A</text:span></text:p>
      <text:p text:style-name="P34"/>
      <text:p text:style-name="P61"><text:span text:style-name="T12">AUTOIGNITION TEMP N/A</text:span></text:p>
      <text:p text:style-name="P34"/>
      <text:p text:style-name="P62"><text:span text:style-name="T12">FLAMMABILITY N/A</text:span></text:p>
      <text:p text:style-name="P8"/>
      <text:p text:style-name="P46"><text:span text:style-name="T5">EXTINGUISHING MEDIA</text:span></text:p>
      <text:p text:style-name="P55"><text:span text:style-name="T8">Suitable: Carbon dioxide, dry chemical powder, or appropriate</text:span></text:p>
      <text:p text:style-name="P53">foam.</text:p>
      <text:p text:style-name="P4"/>
      <text:p text:style-name="P45">FIREFIGHTING</text:p>
      <text:p text:style-name="P55"><text:span text:style-name="T8">Protective Equipment: Wear self-contained breathing apparatus</text:span></text:p>
      <text:p text:style-name="P55"><text:span text:style-name="T8">and protective clothing to prevent contact with skin and eyes.</text:span></text:p>
      <text:p text:style-name="P55"><text:span text:style-name="T8">Specific Hazard(s): Emits toxic fumes under fire conditions.</text:span></text:p>
      <text:p text:style-name="P55"><text:span text:style-name="T8">Contact with other material may cause fire. May accelerate</text:span></text:p>
      <text:p text:style-name="P54">combustion.</text:p>
      <text:p text:style-name="P3"/>
      <text:p text:style-name="P44"><text:span text:style-name="T5">Section 6 - Accidental Release Measures</text:span></text:p>
      <text:p text:style-name="P3"/>
      <text:p text:style-name="P63"><text:span text:style-name="T12">PROCEDURE TO BE FOLLOWED IN CASE OF LEAK OR SPILL Evacuate area.</text:span></text:p>
      <text:p text:style-name="P8"/>
      <text:p text:style-name="P46"><text:span text:style-name="T5">PROCEDURE(S) OF PERSONAL PRECAUTION(S)</text:span></text:p>
      <text:p text:style-name="P55"><text:span text:style-name="T8">Wear self-contained breathing apparatus, rubber boots, and heavy</text:span></text:p>
      <text:p text:style-name="P57"><text:span text:style-name="T8">rubber gloves.</text:span></text:p>
      <text:p text:style-name="P4"/>
      <text:p text:style-name="P46"><text:span text:style-name="T5">METHODS FOR CLEANING UP</text:span></text:p>
      <text:p text:style-name="P55"><text:span text:style-name="T8">Sweep up, place in a bag and hold for waste disposal. Avoid</text:span></text:p>
      <text:p text:style-name="P55"><text:span text:style-name="T8">raising dust. Ventilate area and wash spill site after material</text:span></text:p>
      <text:p text:style-name="P56"><text:span text:style-name="T8">pickup is complete.</text:span></text:p>
      <text:p text:style-name="P3"/>
      <text:p text:style-name="P44"><text:span text:style-name="T5">Section 7 - Handling and Storage</text:span></text:p>
      <text:p text:style-name="P3"/>
      <text:p text:style-name="P40">HANDLING</text:p>
      <text:p text:style-name="P55"><text:span text:style-name="T8">User Exposure: Do not breathe dust. Do not get in eyes, on skin,</text:span></text:p>
      <text:p text:style-name="P57"><text:span text:style-name="T8">on clothing. Avoid prolonged or repeated exposure.</text:span></text:p>
      <text:p text:style-name="P4"/>
      <text:p text:style-name="P45">STORAGE</text:p>
      <text:p text:style-name="P55"><text:span text:style-name="T8">Suitable: Keep tightly closed. Keep away from combustible</text:span></text:p>
      <text:p text:style-name="P56"><text:span text:style-name="T8">materials, heat, sparks, and open flame.</text:span></text:p>
      <text:p text:style-name="P3"/>
      <text:p text:style-name="P44"><text:span text:style-name="T5">Section 8 - Exposure Controls / PPE</text:span></text:p>
      <text:p text:style-name="P3"/>
      <text:p text:style-name="P42"><text:span text:style-name="T5">ENGINEERING CONTROLS</text:span></text:p>
      <text:p text:style-name="P57"><text:span text:style-name="T8">Use only in a chemical fume hood. Safety shower and eye bath.</text:span></text:p>
      <text:p text:style-name="P4"/>
      <text:p text:style-name="P46"><text:span text:style-name="T5">PERSONAL PROTECTIVE EQUIPMENT</text:span></text:p>
      <text:p text:style-name="P55"><text:span text:style-name="T8">Respiratory: Use respirators and components tested and approved</text:span></text:p>
      <text:p text:style-name="P55"><text:span text:style-name="T8">under appropriate government standards such as NIOSH (US) or CEN</text:span></text:p>
      <text:p text:style-name="P55"><text:span text:style-name="T8">(EU). Where risk assessment shows air-purifying respirators are</text:span></text:p>
      <text:p text:style-name="P57"><text:span text:style-name="T8">appropriate use a full-face particle respirator type N100 (US) or</text:span></text:p>
      <text:p text:style-name="P64"><text:span text:style-name="T12">type P3 (EN 143) respirator cartridges as a backup to engineering controls. If the respirator is the sole means of protection, use a full-face supplied air respirator.</text:span></text:p>
      <text:p text:style-name="P65"><text:span text:style-name="T12">Hand: Compatible chemical-resistant gloves. Eye: Chemical safety goggles.</text:span></text:p>
      <text:p text:style-name="P8"/>
      <text:p text:style-name="P46"><text:span text:style-name="T5">GENERAL HYGIENE MEASURES</text:span></text:p>
      <text:p text:style-name="P55"><text:span text:style-name="T8">Wash thoroughly after handling. Remove and wash contaminated</text:span></text:p>
      <text:p text:style-name="P56"><text:span text:style-name="T8">clothing promptly. Discard contaminated shoes.</text:span></text:p>
      <text:p text:style-name="P3"/>
      <text:p text:style-name="P44"><text:span text:style-name="T5">Section 9 - Physical/Chemical Properties</text:span></text:p>
      <text:p text:style-name="P3"/>
      <text:p text:style-name="P43"><text:span text:style-name="T5">Appearance<text:tab/>Physical State: Solid</text:span></text:p>
      <text:p text:style-name="P66"><text:span text:style-name="T8">Color: White</text:span></text:p>
      <text:p text:style-name="P67"><text:span text:style-name="T8">Form: Fine crystals</text:span></text:p>
      <text:p text:style-name="P4"/>
      <text:p text:style-name="P48"><text:span text:style-name="T12">Property<text:tab/>Value<text:tab/>At Temperature or Pressure</text:span></text:p>
      <text:p text:style-name="P4"/>
      <text:p text:style-name="P47"><text:span text:style-name="T5">Molecular Weight<text:tab/>268.24 AMU</text:span></text:p>
      <text:p text:style-name="P49"><text:span text:style-name="T8">pH<text:tab/>N/A</text:span></text:p>
      <text:p text:style-name="P49"><text:span text:style-name="T8">BP/BP Range<text:tab/>N/A</text:span></text:p>
      <text:p text:style-name="P49"><text:span text:style-name="T8">MP/MP Range<text:tab/>N/A</text:span></text:p>
      <text:p text:style-name="P49"><text:span text:style-name="T8">Freezing Point<text:tab/>N/A</text:span></text:p>
      <text:p text:style-name="P49"><text:span text:style-name="T8">Vapor Pressure<text:tab/>N/A</text:span></text:p>
      <text:p text:style-name="P49"><text:span text:style-name="T8">Vapor Density<text:tab/>N/A</text:span></text:p>
      <text:p text:style-name="P49"><text:span text:style-name="T8">Saturated Vapor Conc.<text:tab/>N/A</text:span></text:p>
      <text:p text:style-name="P49"><text:span text:style-name="T8">SG/Density<text:tab/>3.97 g/cm3</text:span></text:p>
      <text:p text:style-name="P49"><text:span text:style-name="T8">Bulk Density<text:tab/>N/A</text:span></text:p>
      <text:p text:style-name="P49"><text:span text:style-name="T8">Odor Threshold<text:tab/>N/A</text:span></text:p>
      <text:p text:style-name="P49"><text:span text:style-name="T8">Volatile%<text:tab/>N/A</text:span></text:p>
      <text:p text:style-name="P49"><text:span text:style-name="T8">VOC Content<text:tab/>N/A</text:span></text:p>
      <text:p text:style-name="P49"><text:span text:style-name="T8">Water Content<text:tab/>N/A</text:span></text:p>
      <text:p text:style-name="P49"><text:span text:style-name="T8">Solvent Content<text:tab/>N/A</text:span></text:p>
      <text:p text:style-name="P49"><text:span text:style-name="T8">Evaporation Rate<text:tab/>N/A</text:span></text:p>
      <text:p text:style-name="P49"><text:span text:style-name="T8">Viscosity<text:tab/>N/A</text:span></text:p>
      <text:p text:style-name="P49"><text:span text:style-name="T8">Surface Tension<text:tab/>N/A</text:span></text:p>
      <text:p text:style-name="P49"><text:span text:style-name="T8">Partition Coefficient<text:tab/>N/A</text:span></text:p>
      <text:p text:style-name="P49"><text:span text:style-name="T8">Decomposition Temp.<text:tab/>N/A</text:span></text:p>
      <text:p text:style-name="P49"><text:span text:style-name="T8">Flash Point<text:tab/>N/A</text:span></text:p>
      <text:p text:style-name="P49"><text:span text:style-name="T8">Explosion Limits<text:tab/>N/A</text:span></text:p>
      <text:p text:style-name="P49"><text:span text:style-name="T8">Flammability<text:tab/>N/A</text:span></text:p>
      <text:p text:style-name="P49"><text:span text:style-name="T8">Autoignition Temp<text:tab/>N/A</text:span></text:p>
      <text:p text:style-name="P49"><text:span text:style-name="T8">Refractive Index<text:tab/>N/A</text:span></text:p>
      <text:p text:style-name="P49"><text:span text:style-name="T8">Optical Rotation<text:tab/>N/A</text:span></text:p>
      <text:p text:style-name="P49"><text:span text:style-name="T8">Miscellaneous Data<text:tab/>N/A</text:span></text:p>
      <text:p text:style-name="P50"><text:span text:style-name="T8">Solubility<text:tab/>N/A</text:span></text:p>
      <text:p text:style-name="P4"/>
      <text:p text:style-name="P51"><text:span text:style-name="T5">N/A = not available</text:span></text:p>
      <text:p text:style-name="P3"/>
      <text:p text:style-name="P44"><text:span text:style-name="T5">Section 10 - Stability and Reactivity</text:span></text:p>
      <text:p text:style-name="P3"/>
      <text:p text:style-name="P40">STABILITY</text:p>
      <text:p text:style-name="P55"><text:span text:style-name="T8">Stable: Stable.</text:span></text:p>
      <text:p text:style-name="P57"><text:span text:style-name="T8">Materials to Avoid: Strong reducing agents, Strong acids.</text:span></text:p>
      <text:p text:style-name="P4"/>
      <text:p text:style-name="P46"><text:span text:style-name="T5">HAZARDOUS DECOMPOSITION PRODUCTS</text:span></text:p>
      <text:p text:style-name="P55"><text:span text:style-name="T8">Hazardous Decomposition Products: Ammonia, Nitrogen oxides,</text:span></text:p>
      <text:p text:style-name="P57"><text:span text:style-name="T8">Rhenium/Rhenium oxides.</text:span></text:p>
      <text:p text:style-name="P4"/>
      <text:p text:style-name="P46"><text:span text:style-name="T5">HAZARDOUS POLYMERIZATION</text:span></text:p>
      <text:p text:style-name="P57"><text:span text:style-name="T8">Hazardous Polymerization: Will not occur</text:span></text:p>
      <text:p text:style-name="P52"><text:span text:style-name="T5">Section 11 - Toxicological Information</text:span></text:p>
      <text:p text:style-name="P3"/>
      <text:p text:style-name="P42"><text:span text:style-name="T5">ROUTE OF EXPOSURE</text:span></text:p>
      <text:p text:style-name="P55"><text:span text:style-name="T8">Skin Contact: Causes skin irritation.</text:span></text:p>
      <text:p text:style-name="P55"><text:span text:style-name="T8">Skin Absorption: May be harmful if absorbed through the skin.</text:span></text:p>
      <text:p text:style-name="P55"><text:span text:style-name="T8">Eye Contact: Causes eye irritation.</text:span></text:p>
      <text:p text:style-name="P55"><text:span text:style-name="T8">Inhalation: May be harmful if inhaled. Material is irritating to</text:span></text:p>
      <text:p text:style-name="P55"><text:span text:style-name="T8">mucous membranes and upper respiratory tract.</text:span></text:p>
      <text:p text:style-name="P57"><text:span text:style-name="T8">Ingestion: May be harmful if swallowed.</text:span></text:p>
      <text:p text:style-name="P4"/>
      <text:p text:style-name="P46"><text:span text:style-name="T5">SIGNS AND SYMPTOMS OF EXPOSURE</text:span></text:p>
      <text:p text:style-name="P55"><text:span text:style-name="T8">To the best of our knowledge, the chemical, physical, and</text:span></text:p>
      <text:p text:style-name="P56"><text:span text:style-name="T8">toxicological properties have not been thoroughly investigated.</text:span></text:p>
      <text:p text:style-name="P3"/>
      <text:p text:style-name="P44"><text:span text:style-name="T5">Section 12 - Ecological Information</text:span></text:p>
      <text:p text:style-name="P3"/>
      <text:p text:style-name="P41"><text:span text:style-name="T5">No data available.</text:span></text:p>
      <text:p text:style-name="P3"/>
      <text:p text:style-name="P44"><text:span text:style-name="T5">Section 13 - Disposal Considerations</text:span></text:p>
      <text:p text:style-name="P3"/>
      <text:p text:style-name="P68"><text:span text:style-name="T12">APPROPRIATE METHOD OF DISPOSAL OF SUBSTANCE OR PREPARATION Catalysts and expensive metals should be recovered for reuse or recycling. Observe all federal, state, and local environmental regulations.</text:span></text:p>
      <text:p text:style-name="P23"/>
      <text:p text:style-name="P44"><text:span text:style-name="T5">Section 14 - Transport Information</text:span></text:p>
      <text:p text:style-name="P3"/>
      <text:p text:style-name="P40">DOT</text:p>
      <text:p text:style-name="P55"><text:span text:style-name="T8">Proper Shipping Name: Oxidizing solid, n.o.s.</text:span></text:p>
      <text:p text:style-name="P55"><text:span text:style-name="T8">UN#: 1479</text:span></text:p>
      <text:p text:style-name="P55"><text:span text:style-name="T8">Class: 5.1</text:span></text:p>
      <text:p text:style-name="P55"><text:span text:style-name="T8">Packing Group: Packing Group II</text:span></text:p>
      <text:p text:style-name="P55"><text:span text:style-name="T8">Hazard Label: Oxidizer</text:span></text:p>
      <text:p text:style-name="P57"><text:span text:style-name="T8">PIH: Not PIH</text:span></text:p>
      <text:p text:style-name="P4"/>
      <text:p text:style-name="P45">IATA</text:p>
      <text:p text:style-name="P55"><text:span text:style-name="T8">Proper Shipping Name: Oxidizing solid, n.o.s.</text:span></text:p>
      <text:p text:style-name="P55"><text:span text:style-name="T8">IATA UN Number: 1479</text:span></text:p>
      <text:p text:style-name="P55"><text:span text:style-name="T8">Hazard Class: 5.1</text:span></text:p>
      <text:p text:style-name="P56"><text:span text:style-name="T8">Packing Group: II</text:span></text:p>
      <text:p text:style-name="P3"/>
      <text:p text:style-name="P44"><text:span text:style-name="T5">Section 15 - Regulatory Information</text:span></text:p>
      <text:p text:style-name="P3"/>
      <text:p text:style-name="P69"><text:span text:style-name="T12">EU ADDITIONAL CLASSIFICATION Symbol of Danger: O-Xi</text:span></text:p>
      <text:p text:style-name="P70"><text:span text:style-name="T12">Indication of Danger: Oxidizing. Irritant. R: 8-36/37/38</text:span></text:p>
      <text:p text:style-name="P71"><text:span text:style-name="T12">Risk Statements: Contact with combustible material may cause fire. Irritating to eyes, respiratory system and skin.</text:span></text:p>
      <text:p text:style-name="P58"><text:span text:style-name="T8">S: 17-26-36</text:span></text:p>
      <text:p text:style-name="P55"><text:span text:style-name="T8">Safety Statements: Keep away from combustible material. In case</text:span></text:p>
      <text:p text:style-name="P55"><text:span text:style-name="T8">of contact with eyes, rinse immediately with plenty of water and</text:span></text:p>
      <text:p text:style-name="P57"><text:span text:style-name="T8">seek medical advice. Wear suitable protective clothing.</text:span></text:p>
      <text:p text:style-name="P4"/>
      <text:p text:style-name="P46"><text:span text:style-name="T5">US CLASSIFICATION AND LABEL TEXT</text:span></text:p>
      <text:p text:style-name="P55"><text:span text:style-name="T8">Indication of Danger: Oxidizing. Irritant.</text:span></text:p>
      <text:p text:style-name="P55"><text:span text:style-name="T8">Risk Statements: Contact with combustible material may cause</text:span></text:p>
      <text:p text:style-name="P55"><text:span text:style-name="T8">fire. Irritating to eyes, respiratory system and skin.</text:span></text:p>
      <text:p text:style-name="P55"><text:span text:style-name="T8">Safety Statements: Keep away from combustible material. In case</text:span></text:p>
      <text:p text:style-name="P55"><text:span text:style-name="T8">of contact with eyes, rinse immediately with plenty of water and</text:span></text:p>
      <text:p text:style-name="P55"><text:span text:style-name="T8">seek medical advice. Wear suitable protective clothing, gloves,</text:span></text:p>
      <text:p text:style-name="P57"><text:span text:style-name="T8">and eye/face protection.</text:span></text:p>
      <text:p text:style-name="P72"><text:span text:style-name="T12">UNITED STATES REGULATORY INFORMATION SARA LISTED: No</text:span></text:p>
      <text:p text:style-name="P8"/>
      <text:p text:style-name="P46"><text:span text:style-name="T5">CANADA REGULATORY INFORMATION</text:span></text:p>
      <text:p text:style-name="P55"><text:span text:style-name="T8">WHMIS Classification: This product has been classified in</text:span></text:p>
      <text:p text:style-name="P55"><text:span text:style-name="T8">accordance with the hazard criteria of the CPR, and the MSDS</text:span></text:p>
      <text:p text:style-name="P55"><text:span text:style-name="T8">contains all the information required by the CPR.</text:span></text:p>
      <text:p text:style-name="P55"><text:span text:style-name="T8">DSL: Yes</text:span></text:p>
      <text:p text:style-name="P56"><text:span text:style-name="T8">NDSL: No</text:span></text:p>
      <text:p text:style-name="P3"/>
      <text:p text:style-name="P44"><text:span text:style-name="T5">Section 16 - Other Information</text:span></text:p>
      <text:p text:style-name="P3"/>
      <text:p text:style-name="P40">DISCLAIMER</text:p>
      <text:p text:style-name="P57"><text:span text:style-name="T8">For R&amp;D use only. Not for drug, household or other uses.</text:span></text:p>
      <text:p text:style-name="P4"/>
      <text:p text:style-name="P45">WARRANTY</text:p>
      <text:p text:style-name="P55"><text:span text:style-name="T8">The above information is believed to be correct but does not</text:span></text:p>
      <text:p text:style-name="P55"><text:span text:style-name="T8">purport to be all inclusive and shall be used only as a guide. The</text:span></text:p>
      <text:p text:style-name="P55"><text:span text:style-name="T8">information in this document is based on the present state of our</text:span></text:p>
      <text:p text:style-name="P55"><text:span text:style-name="T8">knowledge and is applicable to the product with regard to</text:span></text:p>
      <text:p text:style-name="P55"><text:span text:style-name="T8">appropriate safety precautions. It does not represent any</text:span></text:p>
      <text:p text:style-name="P55"><text:span text:style-name="T8">guarantee of the properties of the product. Sigma-Aldrich Inc.,</text:span></text:p>
      <text:p text:style-name="P55"><text:span text:style-name="T8">shall not be held liable for any damage resulting from handling or</text:span></text:p>
      <text:p text:style-name="P55"><text:span text:style-name="T8">from contact with the above product. See reverse side of invoice</text:span></text:p>
      <text:p text:style-name="P55"><text:span text:style-name="T8">or packing slip for additional terms and conditions of sale.</text:span></text:p>
      <text:p text:style-name="P55"><text:span text:style-name="T8">Copyright 2008 Sigma-Aldrich Co. License granted to make unlimited</text:span></text:p>
      <text:p text:style-name="P59"><text:span text:style-name="T11">paper copies for internal use on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roman" style:font-pitch="fixed"/>
    <style:font-face style:name="Aksent" svg:font-family="Aksen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72cm" style:type="center"/>
          <style:tab-stop style:position="17.74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72cm" style:type="center"/>
          <style:tab-stop style:position="17.745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7.905cm" style:num-format="1" style:print-orientation="portrait" fo:margin-top="0.459cm" fo:margin-bottom="0.494cm" fo:margin-left="1.834cm" fo:margin-right="1.41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7.905cm" style:num-format="1" style:print-orientation="portrait" fo:margin-top="0.882cm" fo:margin-bottom="0.713cm" fo:margin-left="1.905cm" fo:margin-right="1.65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cm" fo:page-height="27.905cm" style:num-format="1" style:print-orientation="portrait" fo:margin-top="0.459cm" fo:margin-bottom="0.713cm" fo:margin-left="1.905cm" fo:margin-right="1.65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cm" fo:page-height="27.905cm" style:num-format="1" style:print-orientation="portrait" fo:margin-top="0.882cm" fo:margin-bottom="0cm" fo:margin-left="1.905cm" fo:margin-right="1.65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3"/>
    <style:master-page style:name="Convert_20_4" style:display-name="Convert 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_RFC_USER </meta:initial-creator>
    <meta:creation-date>2012-09-27T14:16:00</meta:creation-date>
    <dc:date>2012-09-27T15:36:38</dc:date>
    <dc:creator>Andras Szep</dc:creator>
    <meta:generator>OpenOffice.org/3.4.1$Unix OpenOffice.org_project/341m1$Build-9593</meta:generator>
    <meta:editing-duration>PT14M20S</meta:editing-duration>
    <meta:editing-cycles>2</meta:editing-cycles>
    <meta:document-statistic meta:table-count="1" meta:image-count="0" meta:object-count="0" meta:page-count="5" meta:paragraph-count="200" meta:word-count="1076" meta:character-count="7157"/>
  </office:meta>
</office:document-meta>
</file>